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textarea-vertical-align="middle"/>
    </style:style>
    <style:style style:name="gr3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" style:family="graphic" style:parent-style-name="standard">
      <style:graphic-properties draw:stroke="solid" svg:stroke-color="#000000" draw:fill="none" draw:textarea-vertical-align="middle"/>
    </style:style>
    <style:style style:name="gr5" style:family="graphic" style:parent-style-name="objectwithoutfill">
      <style:graphic-properties draw:marker-start="Short_20_line_20_Arrow" draw:marker-end="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_20__28_var_29_" draw:marker-start="Short_20_line_20_Arrow" draw:marker-end="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1.62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1.653cm"/>
    </style:style>
    <style:style style:name="gr9" style:family="graphic" style:parent-style-name="objectwithoutfill">
      <style:graphic-properties draw:stroke="dash" draw:stroke-dash="Fine_20_Dotted"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family="'Times New Roman'" style:font-style-name="Italic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P5" style:family="paragraph">
      <style:paragraph-properties fo:text-align="center"/>
      <style:text-properties fo:font-family="'Times New Roman'" style:font-style-name="Italic" style:font-family-generic="roman" style:font-pitch="variable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style:text-position="-33% 58%" fo:font-size="12pt" style:font-size-asian="12pt" style:font-size-complex="12pt"/>
    </style:style>
    <style:style style:name="T3" style:family="text">
      <style:text-properties style:text-position="-33% 58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0% 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style:text-position="-33% 58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text-position="-33% 58%"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family="'Times New Roman'" style:font-style-name="Italic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T9" style:family="text">
      <style:text-properties fo:font-family="'Times New Roman'" style:font-style-name="Italic" style:font-family-generic="roman" style:font-pitch="variable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1.27cm" svg:height="0.762cm" svg:x="3.54cm" svg:y="10.845cm">
          <text:p text:style-name="P1"><text:span text:style-name="T1">h</text:span><text:span text:style-name="T2">1</text:span></text:p>
        </draw:rect>
        <draw:rect draw:style-name="gr1" draw:text-style-name="P2" xml:id="id2" draw:id="id2" draw:layer="layout" svg:width="1.27cm" svg:height="0.762cm" svg:x="6.14cm" svg:y="10.845cm">
          <text:p text:style-name="P1"><text:span text:style-name="T1">h</text:span><text:span text:style-name="T3">2</text:span></text:p>
        </draw:rect>
        <draw:rect draw:style-name="gr2" draw:text-style-name="P2" xml:id="id3" draw:id="id3" draw:layer="layout" svg:width="1.27cm" svg:height="0.762cm" svg:x="8.34cm" svg:y="10.845cm">
          <text:p text:style-name="P1"><text:span text:style-name="T4">…</text:span></text:p>
        </draw:rect>
        <draw:rect draw:style-name="gr1" draw:text-style-name="P2" xml:id="id4" draw:id="id4" draw:layer="layout" svg:width="1.27cm" svg:height="0.762cm" svg:x="10.54cm" svg:y="10.845cm">
          <text:p text:style-name="P1"><text:span text:style-name="T1">h</text:span><text:span text:style-name="T3">t</text:span></text:p>
        </draw:rect>
        <draw:rect draw:style-name="gr2" draw:text-style-name="P2" xml:id="id5" draw:id="id5" draw:layer="layout" svg:width="1.27cm" svg:height="0.762cm" svg:x="13.14cm" svg:y="10.845cm">
          <text:p text:style-name="P1"><text:span text:style-name="T4">…</text:span></text:p>
        </draw:rect>
        <draw:rect draw:style-name="gr1" draw:text-style-name="P2" xml:id="id6" draw:id="id6" draw:layer="layout" svg:width="1.27cm" svg:height="0.762cm" svg:x="15.74cm" svg:y="10.845cm">
          <text:p text:style-name="P1"><text:span text:style-name="T1">h</text:span><text:span text:style-name="T3">m</text:span></text:p>
        </draw:rect>
        <draw:connector draw:style-name="gr3" draw:text-style-name="P1" draw:layer="layout" draw:type="line" svg:x1="4.81cm" svg:y1="11.226cm" svg:x2="6.14cm" svg:y2="11.226cm" draw:start-shape="id1" draw:start-glue-point="1" draw:end-shape="id2" draw:end-glue-point="3" svg:d="M4810 11226h1330">
          <text:p/>
        </draw:connector>
        <draw:connector draw:style-name="gr3" draw:text-style-name="P1" draw:layer="layout" draw:type="line" svg:x1="7.41cm" svg:y1="11.226cm" svg:x2="8.34cm" svg:y2="11.226cm" draw:start-shape="id2" draw:start-glue-point="1" draw:end-shape="id3" draw:end-glue-point="3" svg:d="M7410 11226h930">
          <text:p/>
        </draw:connector>
        <draw:connector draw:style-name="gr3" draw:text-style-name="P1" draw:layer="layout" draw:type="line" svg:x1="9.61cm" svg:y1="11.226cm" svg:x2="10.54cm" svg:y2="11.226cm" draw:start-shape="id3" draw:start-glue-point="1" draw:end-shape="id4" draw:end-glue-point="3" svg:d="M9610 11226h930">
          <text:p/>
        </draw:connector>
        <draw:connector draw:style-name="gr3" draw:text-style-name="P1" draw:layer="layout" draw:type="line" svg:x1="11.81cm" svg:y1="11.226cm" svg:x2="13.14cm" svg:y2="11.226cm" draw:start-shape="id4" draw:start-glue-point="1" draw:end-shape="id5" draw:end-glue-point="3" svg:d="M11810 11226h1330">
          <text:p/>
        </draw:connector>
        <draw:connector draw:style-name="gr3" draw:text-style-name="P1" draw:layer="layout" draw:type="line" svg:x1="14.41cm" svg:y1="11.226cm" svg:x2="15.74cm" svg:y2="11.226cm" draw:start-shape="id5" draw:start-glue-point="1" draw:end-shape="id6" draw:end-glue-point="3" svg:d="M14410 11226h1330">
          <text:p/>
        </draw:connector>
        <draw:rect draw:style-name="gr2" draw:text-style-name="P2" xml:id="id7" draw:id="id7" draw:layer="layout" svg:width="1.27cm" svg:height="0.762cm" svg:x="3.54cm" svg:y="12.145cm">
          <text:p text:style-name="P1"><text:span text:style-name="T5">x</text:span><text:span text:style-name="T2">1</text:span></text:p>
        </draw:rect>
        <draw:rect draw:style-name="gr2" draw:text-style-name="P2" xml:id="id8" draw:id="id8" draw:layer="layout" svg:width="1.27cm" svg:height="0.762cm" svg:x="6.14cm" svg:y="12.145cm">
          <text:p text:style-name="P1"><text:span text:style-name="T5">x</text:span><text:span text:style-name="T6">2</text:span></text:p>
        </draw:rect>
        <draw:rect draw:style-name="gr2" draw:text-style-name="P2" xml:id="id9" draw:id="id9" draw:layer="layout" svg:width="1.27cm" svg:height="0.762cm" svg:x="10.54cm" svg:y="12.145cm">
          <text:p text:style-name="P1"><text:span text:style-name="T5">x</text:span><text:span text:style-name="T3">t</text:span></text:p>
        </draw:rect>
        <draw:rect draw:style-name="gr2" draw:text-style-name="P2" xml:id="id10" draw:id="id10" draw:layer="layout" svg:width="1.27cm" svg:height="0.762cm" svg:x="15.74cm" svg:y="12.145cm">
          <text:p text:style-name="P1"><text:span text:style-name="T5">x</text:span><text:span text:style-name="T3">m</text:span></text:p>
        </draw:rect>
        <draw:connector draw:style-name="gr3" draw:text-style-name="P1" draw:layer="layout" draw:type="line" svg:x1="4.175cm" svg:y1="12.145cm" svg:x2="4.175cm" svg:y2="11.607cm" draw:start-shape="id7" draw:start-glue-point="0" draw:end-shape="id1" draw:end-glue-point="2" svg:d="M4175 12145v-538">
          <text:p/>
        </draw:connector>
        <draw:connector draw:style-name="gr3" draw:text-style-name="P1" draw:layer="layout" draw:type="line" svg:x1="6.775cm" svg:y1="12.145cm" svg:x2="6.775cm" svg:y2="11.607cm" draw:start-shape="id8" draw:start-glue-point="0" draw:end-shape="id2" draw:end-glue-point="2" svg:d="M6775 12145v-538">
          <text:p/>
        </draw:connector>
        <draw:connector draw:style-name="gr3" draw:text-style-name="P1" draw:layer="layout" draw:type="line" svg:x1="11.175cm" svg:y1="12.145cm" svg:x2="11.175cm" svg:y2="11.607cm" draw:start-shape="id9" draw:start-glue-point="0" draw:end-shape="id4" draw:end-glue-point="2" svg:d="M11175 12145v-538">
          <text:p/>
        </draw:connector>
        <draw:connector draw:style-name="gr3" draw:text-style-name="P1" draw:layer="layout" draw:type="line" svg:x1="16.375cm" svg:y1="12.145cm" svg:x2="16.375cm" svg:y2="11.607cm" draw:start-shape="id10" draw:start-glue-point="0" draw:end-shape="id6" draw:end-glue-point="2" svg:d="M16375 12145v-538">
          <text:p/>
        </draw:connector>
        <draw:rect draw:style-name="gr1" draw:text-style-name="P2" xml:id="id11" draw:id="id11" draw:layer="layout" svg:width="1.27cm" svg:height="0.762cm" svg:x="3.54cm" svg:y="4.645cm">
          <text:p text:style-name="P1"><text:span text:style-name="T1">h</text:span><text:span text:style-name="T7">n</text:span></text:p>
        </draw:rect>
        <draw:rect draw:style-name="gr1" draw:text-style-name="P2" xml:id="id12" draw:id="id12" draw:layer="layout" svg:width="1.27cm" svg:height="0.762cm" svg:x="6.14cm" svg:y="4.645cm">
          <text:p text:style-name="P1"><text:span text:style-name="T1">h</text:span><text:span text:style-name="T3">n</text:span><text:span text:style-name="T6">-1</text:span></text:p>
        </draw:rect>
        <draw:rect draw:style-name="gr2" draw:text-style-name="P2" xml:id="id13" draw:id="id13" draw:layer="layout" svg:width="1.27cm" svg:height="0.762cm" svg:x="8.34cm" svg:y="4.645cm">
          <text:p text:style-name="P1"><text:span text:style-name="T4">…</text:span></text:p>
        </draw:rect>
        <draw:rect draw:style-name="gr1" draw:text-style-name="P2" xml:id="id14" draw:id="id14" draw:layer="layout" svg:width="1.27cm" svg:height="0.762cm" svg:x="10.54cm" svg:y="4.645cm">
          <text:p text:style-name="P1"><text:span text:style-name="T1">h</text:span><text:span text:style-name="T3">t</text:span></text:p>
        </draw:rect>
        <draw:rect draw:style-name="gr4" draw:text-style-name="P2" xml:id="id15" draw:id="id15" draw:layer="layout" svg:width="1.27cm" svg:height="0.762cm" svg:x="13.14cm" svg:y="4.645cm">
          <text:p text:style-name="P1"><text:span text:style-name="T1">h</text:span><text:span text:style-name="T6">2</text:span></text:p>
        </draw:rect>
        <draw:rect draw:style-name="gr1" draw:text-style-name="P2" xml:id="id16" draw:id="id16" draw:layer="layout" svg:width="1.27cm" svg:height="0.762cm" svg:x="15.74cm" svg:y="4.645cm">
          <text:p text:style-name="P1"><text:span text:style-name="T1">h</text:span><text:span text:style-name="T6">1</text:span></text:p>
        </draw:rect>
        <draw:connector draw:style-name="gr5" draw:text-style-name="P1" draw:layer="layout" draw:type="line" svg:x1="4.81cm" svg:y1="5.026cm" svg:x2="6.14cm" svg:y2="5.026cm" draw:start-shape="id11" draw:start-glue-point="1" draw:end-shape="id12" draw:end-glue-point="3" svg:d="M4810 5026h1330">
          <text:p/>
        </draw:connector>
        <draw:connector draw:style-name="gr5" draw:text-style-name="P1" draw:layer="layout" draw:type="line" svg:x1="7.41cm" svg:y1="5.026cm" svg:x2="8.34cm" svg:y2="5.026cm" draw:start-shape="id12" draw:start-glue-point="1" draw:end-shape="id13" draw:end-glue-point="3" svg:d="M7410 5026h930">
          <text:p/>
        </draw:connector>
        <draw:connector draw:style-name="gr5" draw:text-style-name="P1" draw:layer="layout" draw:type="line" svg:x1="9.61cm" svg:y1="5.026cm" svg:x2="10.54cm" svg:y2="5.026cm" draw:start-shape="id13" draw:start-glue-point="1" draw:end-shape="id14" draw:end-glue-point="3" svg:d="M9610 5026h930">
          <text:p/>
        </draw:connector>
        <draw:connector draw:style-name="gr6" draw:text-style-name="P1" draw:layer="layout" draw:type="line" svg:x1="11.81cm" svg:y1="5.026cm" svg:x2="13.14cm" svg:y2="5.026cm" draw:start-shape="id14" draw:start-glue-point="1" draw:end-shape="id15" draw:end-glue-point="3" svg:d="M11810 5026h1330">
          <text:p/>
        </draw:connector>
        <draw:connector draw:style-name="gr5" draw:text-style-name="P1" draw:layer="layout" draw:type="line" svg:x1="14.41cm" svg:y1="5.026cm" svg:x2="15.74cm" svg:y2="5.026cm" draw:start-shape="id15" draw:start-glue-point="1" draw:end-shape="id16" draw:end-glue-point="3" svg:d="M14410 5026h1330">
          <text:p/>
        </draw:connector>
        <draw:rect draw:style-name="gr2" draw:text-style-name="P2" xml:id="id17" draw:id="id17" draw:layer="layout" svg:width="1.27cm" svg:height="0.762cm" svg:x="3.54cm" svg:y="5.945cm">
          <text:p text:style-name="P1"><text:span text:style-name="T5">y</text:span><text:span text:style-name="T3">n</text:span><text:span text:style-name="T6">-1</text:span></text:p>
        </draw:rect>
        <draw:rect draw:style-name="gr2" draw:text-style-name="P2" xml:id="id19" draw:id="id19" draw:layer="layout" svg:width="1.27cm" svg:height="0.762cm" svg:x="6.14cm" svg:y="5.945cm">
          <text:p text:style-name="P1"><text:span text:style-name="T5">y</text:span><text:span text:style-name="T3">n</text:span><text:span text:style-name="T6">-2</text:span></text:p>
        </draw:rect>
        <draw:rect draw:style-name="gr2" draw:text-style-name="P2" xml:id="id21" draw:id="id21" draw:layer="layout" svg:width="1.27cm" svg:height="0.762cm" svg:x="10.54cm" svg:y="5.945cm">
          <text:p text:style-name="P1"><text:span text:style-name="T5">y</text:span><text:span text:style-name="T3">t</text:span><text:span text:style-name="T6">-1</text:span></text:p>
        </draw:rect>
        <draw:rect draw:style-name="gr2" draw:text-style-name="P2" xml:id="id18" draw:id="id18" draw:layer="layout" svg:width="1.27cm" svg:height="0.762cm" svg:x="3.54cm" svg:y="3.045cm">
          <text:p text:style-name="P1"><text:span text:style-name="T5">y</text:span><text:span text:style-name="T7">n</text:span></text:p>
        </draw:rect>
        <draw:rect draw:style-name="gr2" draw:text-style-name="P2" xml:id="id20" draw:id="id20" draw:layer="layout" svg:width="1.27cm" svg:height="0.762cm" svg:x="6.14cm" svg:y="3.045cm">
          <text:p text:style-name="P1"><text:span text:style-name="T5">y</text:span><text:span text:style-name="T3">n</text:span><text:span text:style-name="T6">-1</text:span></text:p>
        </draw:rect>
        <draw:rect draw:style-name="gr2" draw:text-style-name="P2" xml:id="id22" draw:id="id22" draw:layer="layout" svg:width="1.27cm" svg:height="0.762cm" svg:x="10.54cm" svg:y="3.045cm">
          <text:p text:style-name="P1"><text:span text:style-name="T5">y</text:span><text:span text:style-name="T3">t</text:span></text:p>
        </draw:rect>
        <draw:rect draw:style-name="gr2" draw:text-style-name="P3" xml:id="id23" draw:id="id23" draw:layer="layout" svg:width="1.27cm" svg:height="0.762cm" svg:x="15.74cm" svg:y="3.045cm">
          <text:p text:style-name="P1"><text:span text:style-name="T1">y</text:span><text:span text:style-name="T6">1</text:span></text:p>
        </draw:rect>
        <draw:connector draw:style-name="gr3" draw:text-style-name="P1" draw:layer="layout" draw:type="line" svg:x1="4.175cm" svg:y1="5.945cm" svg:x2="4.175cm" svg:y2="5.407cm" draw:start-shape="id17" draw:start-glue-point="0" draw:end-shape="id11" draw:end-glue-point="2" svg:d="M4175 5945v-538">
          <text:p/>
        </draw:connector>
        <draw:connector draw:style-name="gr3" draw:text-style-name="P1" draw:layer="layout" draw:type="line" svg:x1="4.175cm" svg:y1="4.645cm" svg:x2="4.175cm" svg:y2="3.807cm" draw:start-shape="id11" draw:start-glue-point="0" draw:end-shape="id18" draw:end-glue-point="2" svg:d="M4175 4645v-838">
          <text:p/>
        </draw:connector>
        <draw:connector draw:style-name="gr3" draw:text-style-name="P1" draw:layer="layout" draw:type="line" svg:x1="6.775cm" svg:y1="5.945cm" svg:x2="6.775cm" svg:y2="5.407cm" draw:start-shape="id19" draw:start-glue-point="0" draw:end-shape="id12" draw:end-glue-point="2" svg:d="M6775 5945v-538">
          <text:p/>
        </draw:connector>
        <draw:connector draw:style-name="gr3" draw:text-style-name="P1" draw:layer="layout" draw:type="line" svg:x1="6.775cm" svg:y1="4.645cm" svg:x2="6.775cm" svg:y2="3.807cm" draw:start-shape="id12" draw:start-glue-point="0" draw:end-shape="id20" draw:end-glue-point="2" svg:d="M6775 4645v-838">
          <text:p/>
        </draw:connector>
        <draw:connector draw:style-name="gr3" draw:text-style-name="P1" draw:layer="layout" draw:type="line" svg:x1="11.175cm" svg:y1="5.945cm" svg:x2="11.175cm" svg:y2="5.407cm" draw:start-shape="id21" draw:start-glue-point="0" draw:end-shape="id14" draw:end-glue-point="2" svg:d="M11175 5945v-538">
          <text:p/>
        </draw:connector>
        <draw:connector draw:style-name="gr3" draw:text-style-name="P1" draw:layer="layout" draw:type="line" svg:x1="11.175cm" svg:y1="4.645cm" svg:x2="11.175cm" svg:y2="3.807cm" draw:start-shape="id14" draw:start-glue-point="0" draw:end-shape="id22" draw:end-glue-point="2" svg:d="M11175 4645v-838">
          <text:p/>
        </draw:connector>
        <draw:connector draw:style-name="gr3" draw:text-style-name="P1" draw:layer="layout" draw:type="line" svg:x1="16.375cm" svg:y1="4.645cm" svg:x2="16.375cm" svg:y2="3.807cm" draw:start-shape="id16" draw:start-glue-point="0" draw:end-shape="id23" draw:end-glue-point="2" svg:d="M16375 4645v-838">
          <text:p/>
        </draw:connector>
        <draw:rect draw:style-name="gr2" draw:text-style-name="P2" xml:id="id24" draw:id="id24" draw:layer="layout" svg:width="1.27cm" svg:height="0.762cm" svg:x="13.14cm" svg:y="5.945cm">
          <text:p text:style-name="P1"><text:span text:style-name="T5">y</text:span><text:span text:style-name="T6">1</text:span></text:p>
        </draw:rect>
        <draw:connector draw:style-name="gr3" draw:text-style-name="P1" draw:layer="layout" draw:type="line" svg:x1="13.775cm" svg:y1="5.945cm" svg:x2="13.775cm" svg:y2="5.407cm" draw:start-shape="id24" draw:start-glue-point="0" draw:end-shape="id15" draw:end-glue-point="2" svg:d="M13775 5945v-538">
          <text:p/>
        </draw:connector>
        <draw:rect draw:style-name="gr2" draw:text-style-name="P2" xml:id="id25" draw:id="id25" draw:layer="layout" svg:width="1.27cm" svg:height="0.762cm" svg:x="13.14cm" svg:y="3.045cm">
          <text:p text:style-name="P1"><text:span text:style-name="T5">y</text:span><text:span text:style-name="T6">2</text:span></text:p>
        </draw:rect>
        <draw:connector draw:style-name="gr3" draw:text-style-name="P1" draw:layer="layout" draw:type="line" svg:x1="13.775cm" svg:y1="4.645cm" svg:x2="13.775cm" svg:y2="3.807cm" draw:start-shape="id15" draw:start-glue-point="0" draw:end-shape="id25" draw:end-glue-point="2" svg:d="M13775 4645v-838">
          <text:p/>
        </draw:connector>
        <draw:frame draw:style-name="gr7" draw:text-style-name="P4" draw:layer="layout" svg:width="2.128cm" svg:height="0.767cm" draw:transform="rotate (-1.57079632679579) translate (3.309cm 3.955cm)">
          <draw:text-box>
            <text:p><text:span text:style-name="T8">Decoder</text:span></text:p>
          </draw:text-box>
        </draw:frame>
        <draw:frame draw:style-name="gr8" draw:text-style-name="P4" draw:layer="layout" svg:width="2.153cm" svg:height="0.767cm" draw:transform="rotate (-1.57079632679579) translate (3.31cm 10.156cm)">
          <draw:text-box>
            <text:p><text:span text:style-name="T8">Encoder</text:span></text:p>
          </draw:text-box>
        </draw:frame>
        <draw:rect draw:style-name="gr2" draw:text-style-name="P2" xml:id="id29" draw:id="id29" draw:layer="layout" svg:width="1.27cm" svg:height="0.762cm" svg:x="15.74cm" svg:y="9.545cm">
          <text:p text:style-name="P1"><text:span text:style-name="T5">s</text:span><text:span text:style-name="T3">m</text:span></text:p>
        </draw:rect>
        <draw:rect draw:style-name="gr2" draw:text-style-name="P2" xml:id="id28" draw:id="id28" draw:layer="layout" svg:width="1.27cm" svg:height="0.762cm" svg:x="10.54cm" svg:y="9.545cm">
          <text:p text:style-name="P1"><text:span text:style-name="T5">s</text:span><text:span text:style-name="T3">t</text:span></text:p>
        </draw:rect>
        <draw:rect draw:style-name="gr2" draw:text-style-name="P2" xml:id="id27" draw:id="id27" draw:layer="layout" svg:width="1.27cm" svg:height="0.762cm" svg:x="6.14cm" svg:y="9.545cm">
          <text:p text:style-name="P1"><text:span text:style-name="T5">s</text:span><text:span text:style-name="T6">2</text:span></text:p>
        </draw:rect>
        <draw:rect draw:style-name="gr2" draw:text-style-name="P2" xml:id="id26" draw:id="id26" draw:layer="layout" svg:width="1.27cm" svg:height="0.762cm" svg:x="3.54cm" svg:y="9.545cm">
          <text:p text:style-name="P1"><text:span text:style-name="T5">s</text:span><text:span text:style-name="T6">1</text:span></text:p>
        </draw:rect>
        <draw:connector draw:style-name="gr3" draw:text-style-name="P1" draw:layer="layout" draw:type="line" svg:x1="4.175cm" svg:y1="10.845cm" svg:x2="4.175cm" svg:y2="10.307cm" draw:start-shape="id1" draw:start-glue-point="0" draw:end-shape="id26" draw:end-glue-point="2" svg:d="M4175 10845v-538">
          <text:p/>
        </draw:connector>
        <draw:connector draw:style-name="gr3" draw:text-style-name="P1" draw:layer="layout" draw:type="line" svg:x1="6.775cm" svg:y1="10.845cm" svg:x2="6.775cm" svg:y2="10.307cm" draw:start-shape="id2" draw:start-glue-point="0" draw:end-shape="id27" draw:end-glue-point="2" svg:d="M6775 10845v-538">
          <text:p/>
        </draw:connector>
        <draw:connector draw:style-name="gr3" draw:text-style-name="P1" draw:layer="layout" draw:type="line" svg:x1="11.175cm" svg:y1="10.845cm" svg:x2="11.175cm" svg:y2="10.307cm" draw:start-shape="id4" draw:start-glue-point="0" draw:end-shape="id28" draw:end-glue-point="2" svg:d="M11175 10845v-538">
          <text:p/>
        </draw:connector>
        <draw:connector draw:style-name="gr3" draw:text-style-name="P1" draw:layer="layout" draw:type="line" svg:x1="16.375cm" svg:y1="10.845cm" svg:x2="16.375cm" svg:y2="10.307cm" draw:start-shape="id6" draw:start-glue-point="0" draw:end-shape="id29" draw:end-glue-point="2" svg:d="M16375 10845v-538">
          <text:p/>
        </draw:connector>
        <draw:rect draw:style-name="gr1" draw:text-style-name="P2" xml:id="id30" draw:id="id30" draw:layer="layout" svg:width="1.27cm" svg:height="0.762cm" svg:x="15.74cm" svg:y="7.145cm">
          <text:p text:style-name="P1"><text:span text:style-name="T5">a</text:span><text:span text:style-name="T6">1</text:span></text:p>
        </draw:rect>
        <draw:rect draw:style-name="gr1" draw:text-style-name="P2" xml:id="id32" draw:id="id32" draw:layer="layout" svg:width="1.27cm" svg:height="0.762cm" svg:x="10.54cm" svg:y="7.145cm">
          <text:p text:style-name="P1"><text:span text:style-name="T5">a</text:span><text:span text:style-name="T3">t</text:span></text:p>
        </draw:rect>
        <draw:rect draw:style-name="gr1" draw:text-style-name="P2" xml:id="id33" draw:id="id33" draw:layer="layout" svg:width="1.27cm" svg:height="0.762cm" svg:x="6.14cm" svg:y="7.145cm">
          <text:p text:style-name="P1"><text:span text:style-name="T5">a</text:span><text:span text:style-name="T3">n</text:span><text:span text:style-name="T6">-1</text:span></text:p>
        </draw:rect>
        <draw:rect draw:style-name="gr1" draw:text-style-name="P2" xml:id="id34" draw:id="id34" draw:layer="layout" svg:width="1.27cm" svg:height="0.762cm" svg:x="3.54cm" svg:y="7.145cm">
          <text:p text:style-name="P1"><text:span text:style-name="T5">a</text:span><text:span text:style-name="T3">n</text:span></text:p>
        </draw:rect>
        <draw:rect draw:style-name="gr4" draw:text-style-name="P2" xml:id="id31" draw:id="id31" draw:layer="layout" svg:width="1.27cm" svg:height="0.762cm" svg:x="13.14cm" svg:y="7.145cm">
          <text:p text:style-name="P1"><text:span text:style-name="T5">a</text:span><text:span text:style-name="T6">2</text:span></text:p>
        </draw:rect>
        <draw:connector draw:style-name="gr3" draw:text-style-name="P1" draw:layer="layout" draw:type="line" svg:x1="16.375cm" svg:y1="9.545cm" svg:x2="16.375cm" svg:y2="7.907cm" draw:start-shape="id29" draw:start-glue-point="0" draw:end-shape="id30" draw:end-glue-point="2" svg:d="M16375 9545v-1638">
          <text:p/>
        </draw:connector>
        <draw:connector draw:style-name="gr3" draw:text-style-name="P1" draw:layer="layout" draw:type="line" svg:x1="11.175cm" svg:y1="9.545cm" svg:x2="16.375cm" svg:y2="7.907cm" draw:start-shape="id28" draw:start-glue-point="0" draw:end-shape="id30" draw:end-glue-point="2" svg:d="M11175 9545l5200-1638">
          <text:p/>
        </draw:connector>
        <draw:connector draw:style-name="gr3" draw:text-style-name="P1" draw:layer="layout" draw:type="line" svg:x1="16.375cm" svg:y1="9.545cm" svg:x2="13.775cm" svg:y2="7.907cm" draw:start-shape="id29" draw:start-glue-point="0" draw:end-shape="id31" draw:end-glue-point="2" svg:d="M16375 9545l-2600-1638">
          <text:p/>
        </draw:connector>
        <draw:connector draw:style-name="gr3" draw:text-style-name="P1" draw:layer="layout" draw:type="line" svg:x1="16.375cm" svg:y1="9.545cm" svg:x2="11.175cm" svg:y2="7.907cm" draw:start-shape="id29" draw:start-glue-point="0" draw:end-shape="id32" draw:end-glue-point="2" svg:d="M16375 9545l-5200-1638">
          <text:p/>
        </draw:connector>
        <draw:connector draw:style-name="gr3" draw:text-style-name="P1" draw:layer="layout" draw:type="line" svg:x1="16.375cm" svg:y1="9.545cm" svg:x2="6.775cm" svg:y2="7.907cm" draw:start-shape="id29" draw:start-glue-point="0" draw:end-shape="id33" draw:end-glue-point="2" svg:d="M16375 9545l-9600-1638">
          <text:p/>
        </draw:connector>
        <draw:connector draw:style-name="gr3" draw:text-style-name="P1" draw:layer="layout" draw:type="line" svg:x1="16.375cm" svg:y1="9.545cm" svg:x2="4.175cm" svg:y2="7.907cm" draw:start-shape="id29" draw:start-glue-point="0" draw:end-shape="id34" draw:end-glue-point="2" svg:d="M16375 9545l-12200-1638">
          <text:p/>
        </draw:connector>
        <draw:connector draw:style-name="gr3" draw:text-style-name="P1" draw:layer="layout" draw:type="line" svg:x1="11.175cm" svg:y1="9.545cm" svg:x2="13.775cm" svg:y2="7.907cm" draw:start-shape="id28" draw:start-glue-point="0" draw:end-shape="id31" draw:end-glue-point="2" svg:d="M11175 9545l2600-1638">
          <text:p/>
        </draw:connector>
        <draw:connector draw:style-name="gr3" draw:text-style-name="P1" draw:layer="layout" draw:type="line" svg:x1="11.175cm" svg:y1="9.545cm" svg:x2="11.175cm" svg:y2="7.907cm" draw:start-shape="id28" draw:start-glue-point="0" draw:end-shape="id32" draw:end-glue-point="2" svg:d="M11175 9545v-1638">
          <text:p/>
        </draw:connector>
        <draw:connector draw:style-name="gr3" draw:text-style-name="P1" draw:layer="layout" draw:type="line" svg:x1="11.175cm" svg:y1="9.545cm" svg:x2="6.775cm" svg:y2="7.907cm" draw:start-shape="id28" draw:start-glue-point="0" draw:end-shape="id33" draw:end-glue-point="2" svg:d="M11175 9545l-4400-1638">
          <text:p/>
        </draw:connector>
        <draw:connector draw:style-name="gr3" draw:text-style-name="P1" draw:layer="layout" draw:type="line" svg:x1="11.175cm" svg:y1="9.545cm" svg:x2="4.175cm" svg:y2="7.907cm" draw:start-shape="id28" draw:start-glue-point="0" draw:end-shape="id34" draw:end-glue-point="2" svg:d="M11175 9545l-7000-1638">
          <text:p/>
        </draw:connector>
        <draw:connector draw:style-name="gr3" draw:text-style-name="P1" draw:layer="layout" draw:type="line" svg:x1="6.775cm" svg:y1="9.545cm" svg:x2="16.375cm" svg:y2="7.907cm" draw:start-shape="id27" draw:start-glue-point="0" draw:end-shape="id30" draw:end-glue-point="2" svg:d="M6775 9545l9600-1638">
          <text:p/>
        </draw:connector>
        <draw:connector draw:style-name="gr3" draw:text-style-name="P1" draw:layer="layout" draw:type="line" svg:x1="6.775cm" svg:y1="9.545cm" svg:x2="13.775cm" svg:y2="7.907cm" draw:start-shape="id27" draw:start-glue-point="0" draw:end-shape="id31" draw:end-glue-point="2" svg:d="M6775 9545l7000-1638">
          <text:p/>
        </draw:connector>
        <draw:connector draw:style-name="gr3" draw:text-style-name="P1" draw:layer="layout" draw:type="line" svg:x1="6.775cm" svg:y1="9.545cm" svg:x2="11.175cm" svg:y2="7.907cm" draw:start-shape="id27" draw:start-glue-point="0" draw:end-shape="id32" draw:end-glue-point="2" svg:d="M6775 9545l4400-1638">
          <text:p/>
        </draw:connector>
        <draw:connector draw:style-name="gr3" draw:text-style-name="P1" draw:layer="layout" draw:type="line" svg:x1="6.775cm" svg:y1="9.545cm" svg:x2="6.775cm" svg:y2="7.907cm" draw:start-shape="id27" draw:start-glue-point="0" draw:end-shape="id33" draw:end-glue-point="2" svg:d="M6775 9545v-1638">
          <text:p/>
        </draw:connector>
        <draw:connector draw:style-name="gr3" draw:text-style-name="P1" draw:layer="layout" draw:type="line" svg:x1="6.775cm" svg:y1="9.545cm" svg:x2="4.175cm" svg:y2="7.907cm" draw:start-shape="id27" draw:start-glue-point="0" draw:end-shape="id34" draw:end-glue-point="2" svg:d="M6775 9545l-2600-1638">
          <text:p/>
        </draw:connector>
        <draw:connector draw:style-name="gr3" draw:text-style-name="P1" draw:layer="layout" draw:type="line" svg:x1="4.175cm" svg:y1="9.545cm" svg:x2="16.375cm" svg:y2="7.907cm" draw:start-shape="id26" draw:start-glue-point="0" draw:end-shape="id30" draw:end-glue-point="2" svg:d="M4175 9545l12200-1638">
          <text:p/>
        </draw:connector>
        <draw:connector draw:style-name="gr3" draw:text-style-name="P1" draw:layer="layout" draw:type="line" svg:x1="4.175cm" svg:y1="9.545cm" svg:x2="13.775cm" svg:y2="7.907cm" draw:start-shape="id26" draw:start-glue-point="0" draw:end-shape="id31" draw:end-glue-point="2" svg:d="M4175 9545l9600-1638">
          <text:p/>
        </draw:connector>
        <draw:connector draw:style-name="gr3" draw:text-style-name="P1" draw:layer="layout" draw:type="line" svg:x1="4.175cm" svg:y1="9.545cm" svg:x2="11.175cm" svg:y2="7.907cm" draw:start-shape="id26" draw:start-glue-point="0" draw:end-shape="id32" draw:end-glue-point="2" svg:d="M4175 9545l7000-1638">
          <text:p/>
        </draw:connector>
        <draw:connector draw:style-name="gr3" draw:text-style-name="P1" draw:layer="layout" draw:type="line" svg:x1="4.175cm" svg:y1="9.545cm" svg:x2="6.775cm" svg:y2="7.907cm" draw:start-shape="id26" draw:start-glue-point="0" draw:end-shape="id33" draw:end-glue-point="2" svg:d="M4175 9545l2600-1638">
          <text:p/>
        </draw:connector>
        <draw:connector draw:style-name="gr3" draw:text-style-name="P1" draw:layer="layout" draw:type="line" svg:x1="4.175cm" svg:y1="9.545cm" svg:x2="4.175cm" svg:y2="7.907cm" draw:start-shape="id26" draw:start-glue-point="0" draw:end-shape="id34" draw:end-glue-point="2" svg:d="M4175 9545v-1638">
          <text:p/>
        </draw:connector>
        <draw:connector draw:style-name="gr3" draw:text-style-name="P1" draw:layer="layout" draw:type="curve" svg:x1="15.74cm" svg:y1="5.026cm" svg:x2="15.74cm" svg:y2="7.526cm" draw:start-shape="id16" draw:start-glue-point="3" draw:end-shape="id30" draw:end-glue-point="3" svg:d="M15740 5026c-751 0-751 2500 0 2500">
          <text:p/>
        </draw:connector>
        <draw:connector draw:style-name="gr3" draw:text-style-name="P1" draw:layer="layout" draw:type="curve" svg:x1="13.14cm" svg:y1="5.026cm" svg:x2="13.14cm" svg:y2="7.526cm" draw:start-shape="id15" draw:start-glue-point="3" draw:end-shape="id31" draw:end-glue-point="3" svg:d="M13140 5026c-751 0-751 2500 0 2500">
          <text:p/>
        </draw:connector>
        <draw:connector draw:style-name="gr3" draw:text-style-name="P1" draw:layer="layout" draw:type="curve" svg:x1="10.54cm" svg:y1="5.026cm" svg:x2="10.54cm" svg:y2="7.526cm" draw:start-shape="id14" draw:start-glue-point="3" draw:end-shape="id32" draw:end-glue-point="3" svg:d="M10540 5026c-751 0-751 2500 0 2500">
          <text:p/>
        </draw:connector>
        <draw:connector draw:style-name="gr3" draw:text-style-name="P1" draw:layer="layout" draw:type="curve" svg:x1="6.14cm" svg:y1="5.026cm" svg:x2="6.14cm" svg:y2="7.526cm" draw:start-shape="id12" draw:start-glue-point="3" draw:end-shape="id33" draw:end-glue-point="3" svg:d="M6140 5026c-751 0-751 2500 0 2500">
          <text:p/>
        </draw:connector>
        <draw:connector draw:style-name="gr3" draw:text-style-name="P1" draw:layer="layout" draw:type="curve" draw:line-skew="0.116cm" svg:x1="3.54cm" svg:y1="5.026cm" svg:x2="3.54cm" svg:y2="7.526cm" draw:start-shape="id11" draw:start-glue-point="3" draw:end-shape="id34" draw:end-glue-point="3" svg:d="M3540 5026c-577 0-577 2500 0 2500">
          <text:p/>
        </draw:connector>
        <draw:connector draw:style-name="gr9" draw:text-style-name="P1" draw:layer="layout" draw:type="curve" draw:line-skew="0.051cm" svg:x1="17.01cm" svg:y1="9.926cm" svg:x2="17.01cm" svg:y2="5.026cm" draw:start-shape="id29" draw:start-glue-point="1" draw:end-shape="id16" draw:end-glue-point="1" svg:d="M17010 9926c828 0 828-4900 0-4900">
          <text:p/>
        </draw:connector>
        <draw:connector draw:style-name="gr3" draw:text-style-name="P1" draw:layer="layout" draw:type="curve" draw:line-skew="0.235cm -1.347cm" svg:x1="17.01cm" svg:y1="7.526cm" svg:x2="16.375cm" svg:y2="3.807cm" draw:start-shape="id30" draw:start-glue-point="1" draw:end-shape="id23" draw:end-glue-point="2" svg:d="M17010 7526c1104 0 921-1699 486-2508s-1121-728-1121-1211">
          <text:p/>
        </draw:connector>
        <draw:connector draw:style-name="gr3" draw:text-style-name="P1" draw:layer="layout" draw:type="curve" draw:line-skew="0.12cm -1.58cm" svg:x1="14.41cm" svg:y1="7.526cm" svg:x2="13.775cm" svg:y2="3.807cm" draw:start-shape="id31" draw:start-glue-point="1" draw:end-shape="id25" draw:end-glue-point="2" svg:d="M14410 7526c931 0 777-1815 385-2712s-1020-874-1020-1007">
          <text:p/>
        </draw:connector>
        <draw:connector draw:style-name="gr3" draw:text-style-name="P1" draw:layer="layout" draw:type="curve" draw:line-skew="0.059cm -1.613cm" svg:x1="11.81cm" svg:y1="7.526cm" svg:x2="11.175cm" svg:y2="3.807cm" draw:start-shape="id32" draw:start-glue-point="1" draw:end-shape="id22" draw:end-glue-point="2" svg:d="M11810 7526c840 0 701-1832 332-2741s-967-894-967-978">
          <text:p/>
        </draw:connector>
        <draw:connector draw:style-name="gr3" draw:text-style-name="P1" draw:layer="layout" draw:type="curve" draw:line-skew="0.132cm -1.579cm" svg:x1="7.41cm" svg:y1="7.526cm" svg:x2="6.775cm" svg:y2="3.807cm" draw:start-shape="id33" draw:start-glue-point="1" draw:end-shape="id20" draw:end-glue-point="2" svg:d="M7410 7526c949 0 791-1815 395-2711s-1030-873-1030-1008">
          <text:p/>
        </draw:connector>
        <draw:connector draw:style-name="gr3" draw:text-style-name="P1" draw:layer="layout" draw:type="curve" draw:line-skew="-0.005cm -1.583cm" svg:x1="4.81cm" svg:y1="7.526cm" svg:x2="4.175cm" svg:y2="3.807cm" draw:start-shape="id34" draw:start-glue-point="1" draw:end-shape="id18" draw:end-glue-point="2" svg:d="M4810 7526c744 0 621-1816 276-2714s-911-876-911-1005">
          <text:p/>
        </draw:connector>
        <draw:rect draw:style-name="gr2" draw:text-style-name="P5" xml:id="id35" draw:id="id35" draw:layer="layout" svg:width="1.27cm" svg:height="0.762cm" svg:x="15.74cm" svg:y="5.945cm">
          <text:p text:style-name="P5"><text:span text:style-name="T9">special</text:span></text:p>
        </draw:rect>
        <draw:connector draw:style-name="gr3" draw:text-style-name="P1" draw:layer="layout" draw:type="line" svg:x1="16.375cm" svg:y1="5.945cm" svg:x2="16.375cm" svg:y2="5.407cm" draw:start-shape="id35" draw:start-glue-point="0" draw:end-shape="id16" draw:end-glue-point="2" svg:d="M16375 5945v-5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24-06-28T14:05:14.36</meta:creation-date>
    <dc:date>2024-06-28T16:31:59.78</dc:date>
    <dc:creator>Loc Nguyen</dc:creator>
    <meta:editing-duration>PT1H54M53S</meta:editing-duration>
    <meta:editing-cycles>18</meta:editing-cycles>
    <meta:generator>OpenOffice/4.1.14$Win32 OpenOffice.org_project/4114m1$Build-9811</meta:generator>
    <meta:document-statistic meta:object-count="96"/>
  </office:meta>
</office:document-meta>
</file>